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08T20:21:08</dc:date>
    <dc:creator>omerta </dc:creator>
    <meta:editing-duration>P8DT10H6M46S</meta:editing-duration>
    <meta:editing-cycles>13</meta:editing-cycles>
    <meta:generator>LibreOffice/4.0.3.3$Linux_X86_64 LibreOffice_project/400m0$Build-3</meta:generator>
    <meta:document-statistic meta:table-count="0" meta:image-count="0" meta:object-count="0" meta:page-count="3" meta:paragraph-count="17" meta:word-count="1323" meta:character-count="8260" meta:non-whitespace-character-count="6948"/>
  </office:meta>
</office:document-meta>
</file>